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indent="1.101cm" style:auto-text-indent="false" style:page-number="auto" fo:background-color="transparent"/>
      <style:text-properties officeooo:rsid="0011d6a8" officeooo:paragraph-rsid="0011d6a8"/>
    </style:style>
    <style:style style:name="P2" style:family="paragraph" style:parent-style-name="Standard">
      <loext:graphic-properties draw:fill="none"/>
      <style:paragraph-properties fo:margin-left="0cm" fo:margin-right="0cm" fo:text-indent="1.101cm" style:auto-text-indent="false" fo:background-color="transparent"/>
      <style:text-properties officeooo:rsid="0011d6a8" officeooo:paragraph-rsid="0011d6a8"/>
    </style:style>
    <style:style style:name="P3" style:family="paragraph" style:parent-style-name="Standard">
      <loext:graphic-properties draw:fill="none"/>
      <style:paragraph-properties fo:margin-left="0cm" fo:margin-right="0cm" fo:text-indent="1.101cm" style:auto-text-indent="false" fo:background-color="transparent"/>
      <style:text-properties officeooo:rsid="001477f9" officeooo:paragraph-rsid="0011d6a8"/>
    </style:style>
    <style:style style:name="P4" style:family="paragraph" style:parent-style-name="Standard">
      <loext:graphic-properties draw:fill="none"/>
      <style:paragraph-properties fo:margin-left="0cm" fo:margin-right="0cm" fo:text-indent="1.101cm" style:auto-text-indent="false" fo:background-color="transparent"/>
      <style:text-properties officeooo:rsid="001477f9" officeooo:paragraph-rsid="001477f9"/>
    </style:style>
    <style:style style:name="P5" style:family="paragraph" style:parent-style-name="Standard">
      <loext:graphic-properties draw:fill="none"/>
      <style:paragraph-properties fo:margin-left="0cm" fo:margin-right="0cm" fo:text-indent="1.101cm" style:auto-text-indent="false" fo:background-color="transparent"/>
      <style:text-properties officeooo:rsid="00164c39" officeooo:paragraph-rsid="00164c39"/>
    </style:style>
    <style:style style:name="P6" style:family="paragraph" style:parent-style-name="Standard">
      <loext:graphic-properties draw:fill="none"/>
      <style:paragraph-properties fo:margin-left="0cm" fo:margin-right="0cm" fo:text-indent="1.101cm" style:auto-text-indent="false" fo:background-color="transparent"/>
      <style:text-properties officeooo:rsid="00168ead" officeooo:paragraph-rsid="00168ead"/>
    </style:style>
    <style:style style:name="P7" style:family="paragraph" style:parent-style-name="Standard">
      <loext:graphic-properties draw:fill="none"/>
      <style:paragraph-properties fo:margin-left="0cm" fo:margin-right="0cm" fo:text-indent="1.101cm" style:auto-text-indent="false" fo:background-color="transparent"/>
      <style:text-properties officeooo:rsid="001784b8" officeooo:paragraph-rsid="001784b8"/>
    </style:style>
    <style:style style:name="P8" style:family="paragraph" style:parent-style-name="Standard">
      <loext:graphic-properties draw:fill="none"/>
      <style:paragraph-properties fo:margin-left="0cm" fo:margin-right="0cm" fo:text-indent="1.101cm" style:auto-text-indent="false" fo:background-color="transparent"/>
      <style:text-properties officeooo:rsid="001ab5df" officeooo:paragraph-rsid="001ab5df"/>
    </style:style>
    <style:style style:name="P9" style:family="paragraph" style:parent-style-name="Standard">
      <loext:graphic-properties draw:fill="none"/>
      <style:paragraph-properties fo:margin-left="0cm" fo:margin-right="0cm" fo:text-indent="1.101cm" style:auto-text-indent="false" fo:background-color="transparent"/>
      <style:text-properties officeooo:rsid="001d82e7" officeooo:paragraph-rsid="001d82e7"/>
    </style:style>
    <style:style style:name="P10" style:family="paragraph" style:parent-style-name="Standard">
      <loext:graphic-properties draw:fill="none"/>
      <style:paragraph-properties fo:margin-left="0cm" fo:margin-right="0cm" fo:text-indent="1.101cm" style:auto-text-indent="false" fo:background-color="transparent"/>
      <style:text-properties officeooo:rsid="0020e7b8" officeooo:paragraph-rsid="0020e7b8"/>
    </style:style>
    <style:style style:name="P11" style:family="paragraph" style:parent-style-name="Standard">
      <loext:graphic-properties draw:fill="none"/>
      <style:paragraph-properties fo:margin-left="0cm" fo:margin-right="0cm" fo:text-indent="1.101cm" style:auto-text-indent="false" fo:background-color="transparent"/>
      <style:text-properties officeooo:rsid="0021fe33" officeooo:paragraph-rsid="0021fe33"/>
    </style:style>
    <style:style style:name="P12" style:family="paragraph" style:parent-style-name="Standard">
      <loext:graphic-properties draw:fill="none"/>
      <style:paragraph-properties fo:margin-left="0cm" fo:margin-right="0cm" fo:text-indent="1.101cm" style:auto-text-indent="false" fo:background-color="transparent" fo:padding="0.074cm" fo:border-left="none" fo:border-right="none" fo:border-top="none" fo:border-bottom="0.06pt solid #000000" style:join-border="false"/>
      <style:text-properties officeooo:rsid="00246850" officeooo:paragraph-rsid="0021fe33"/>
    </style:style>
    <style:style style:name="P13" style:family="paragraph" style:parent-style-name="Standard">
      <loext:graphic-properties draw:fill="none"/>
      <style:paragraph-properties fo:margin-left="0cm" fo:margin-right="0cm" fo:text-indent="0cm" style:auto-text-indent="false" fo:background-color="transparent"/>
      <style:text-properties officeooo:rsid="00246850" officeooo:paragraph-rsid="00246850"/>
    </style:style>
    <style:style style:name="P14" style:family="paragraph" style:parent-style-name="Standard">
      <loext:graphic-properties draw:fill="none"/>
      <style:paragraph-properties fo:margin-left="0cm" fo:margin-right="0cm" fo:text-indent="0cm" style:auto-text-indent="false" fo:background-color="transparent" fo:padding="0.074cm" fo:border-left="none" fo:border-right="none" fo:border-top="none" fo:border-bottom="0.06pt solid #000000" style:join-border="false"/>
      <style:text-properties officeooo:rsid="00246850" officeooo:paragraph-rsid="00246850"/>
    </style:style>
    <style:style style:name="T1" style:family="text">
      <style:text-properties style:text-underline-style="solid" style:text-underline-type="double" style:text-underline-width="auto" style:text-underline-color="font-color" officeooo:rsid="00164c39"/>
    </style:style>
    <style:style style:name="T2" style:family="text">
      <style:text-properties style:text-underline-style="none"/>
    </style:style>
    <style:style style:name="T3" style:family="text">
      <style:text-properties style:text-underline-style="none" officeooo:rsid="00164c39"/>
    </style:style>
    <style:style style:name="T4" style:family="text">
      <style:text-properties style:text-underline-style="none" officeooo:rsid="001784b8"/>
    </style:style>
    <style:style style:name="T5" style:family="text">
      <style:text-properties style:text-underline-style="none" officeooo:rsid="00194c1a"/>
    </style:style>
    <style:style style:name="T6" style:family="text">
      <style:text-properties style:text-underline-style="none" officeooo:rsid="001be3c5"/>
    </style:style>
    <style:style style:name="T7" style:family="text">
      <style:text-properties style:text-underline-style="none" officeooo:rsid="00205cb2"/>
    </style:style>
    <style:style style:name="T8" style:family="text">
      <style:text-properties style:text-underline-style="none" officeooo:rsid="0020e7b8"/>
    </style:style>
    <style:style style:name="T9" style:family="text">
      <style:text-properties style:text-underline-style="none" officeooo:rsid="0021fe33"/>
    </style:style>
    <style:style style:name="T10" style:family="text">
      <style:text-properties style:text-underline-style="none" officeooo:rsid="00227f9f"/>
    </style:style>
    <style:style style:name="T11" style:family="text">
      <style:text-properties style:text-underline-style="none" officeooo:rsid="0024bd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ctober 5, 2017</text:p>
      <text:p text:style-name="P2"/>
      <text:p text:style-name="P2">Subject: Cyborg Teams</text:p>
      <text:p text:style-name="P2"/>
      <text:p text:style-name="P2">They’re the future. What’s most exciting about them? They let you pull of things never thought possible. </text:p>
      <text:p text:style-name="P2"/>
      <text:p text:style-name="P2">Basic structure of talk:</text:p>
      <text:p text:style-name="P2"/>
      <text:p text:style-name="P2">1) Start with premise: cyborg teams. High level highlights.</text:p>
      <text:p text:style-name="P2">2) Example of inaction. Preview of the future. Talk about cockpit project, preview of the future happened. Criteria that convinced you that this is something special.</text:p>
      <text:p text:style-name="P2">3) Then, go into past. Analogy of Industrial Revolution. Previously had basic capability—electric motors. Took a long time for that to take affect.</text:p>
      <text:p text:style-name="P2">4) Laws of cyborg reality. Convinced this is the way to build reality.</text:p>
      <text:p text:style-name="P2">5) Tests the soul of a robot. Automated tests are a way a machine can know if they’re doing right or wrong. Otherwise they can make random changes; without tests to tell robots something’s building quality, they’re essentially pissing in the wind. </text:p>
      <text:p text:style-name="P2">6) Techniques. Things that worked, how we did it. Tools to pull it off. </text:p>
      <text:p text:style-name="P2">7) Finish off with Laws of Cyborg Teams. Take aways—Three things.</text:p>
      <text:p text:style-name="P2"/>
      <text:p text:style-name="P3"/>
      <text:p text:style-name="P4">Intro: Hi my name is Stef and I’m part of a cyborg team. <text:span text:style-name="T1">We’ve </text:span><text:span text:style-name="T3"><text:s/>built. I want to talk to you today about why Cyborg teams are the ftuure. Why machines ar eactive contributors in what we build, our projects and how this isn’t hyperbole. We built this. This is coming and we’ve had a preview of this future. A future where a team working on an open source project is part machine and part human. With machines doing what theyt’re best at – mundane repetivtiveie tasks, and the humans being creative, pushing forwad, inovating. </text:span></text:p>
      <text:p text:style-name="P5"><text:span text:style-name="T2">As you can tell, I’m excited about this. I want to prove to you that this is not hypeberol, not usuing scifi words for no reason. This is the future and we see it happening. When you look at . Hjow do we know it’s happening. You might say, welkl I use machines everyday <text:s/>all over the place. Use machines as compilers, as tools, buildings, APIs, services. Isn’t that what I’m talking about? NO, i’m talking about active participants on the porject. </text:span></text:p>
      <text:p text:style-name="P5"><text:span text:style-name="T2">Look at nature. A fish swimming in the water. Amazing, there waggings it’s tale, moving gracefully, snarking up other fish. <text:s/>But when you cut it into bits and pieces it relaly is goop inside. It’s mush. But you take a step back, see the organs, what it does, youc an tell it’s alive. That’s how it is with our cyborg team. When you look at the automation the pieces, relaly is scripts, creditenials, all the little usual bits and bots. But when you look at what it accoplishes, it is a real team member. This is difference between team members and tools. </text:span></text:p>
      <text:p text:style-name="P5"><text:span text:style-name="T2">Robort Solo, he is an econmoist, publisher. He said, you see the computre age everywhere except ifor the productivity stattcs. I’m convinced that this is because we have been using computers as tool and not as team members. </text:span></text:p>
      <text:p text:style-name="P5"><text:span text:style-name="T2">The project where talking about is Cockpit. I can talk about this for hours, prkect that puts a Linux log in session in a web broweser, lets you diagnosem, trouble shoot, trivially etc. Trivial to compise all the APIs of the system, access all, run ommends, produce user interface, add interface as easy as writing shell script. Project intearcts with more than 80 ddidfferent system apis, different commands, different file forma,ts diff parts of the system. All across the open source spectrum. Piueces written by different ppl, different stability garantees. In addition cockpits works across, about ten diff Linux, three diff browsers. Release very single week a stable release. </text:span></text:p>
      <text:p text:style-name="P5"><text:span text:style-name="T2">Do the math. How many isance combinations of issues, problems, apis, capatibility etc. This is a prject that would be impossible without machines being par tof the team. Without a cyborg team. </text:span></text:p>
      <text:p text:style-name="P6"><text:soft-page-break/><text:span text:style-name="T2">Lets take a look at that</text:span></text:p>
      <text:p text:style-name="P6"><text:span text:style-name="T2">First of all, </text:span></text:p>
      <text:p text:style-name="P6"><text:span text:style-name="T2">1) </text:span><text:span text:style-name="T4">Look at GIT commit history of cokpit/ of all time, fifth highest cobtributor is machines. Login Cockpiutuous. That’s bots name. Look at year, third hoighest contributor is bots. Boring mundane commits that humans would otherwise have to spend time making. Updating dependencing, language changes, fixing secutirty vulneratbilitys, ADD MORE THINGS. Machines do more than that. What would take a humand two day sto do, out of a five day work week. Machines do it in an hour and a half.</text:span></text:p>
      <text:p text:style-name="P7"><text:span text:style-name="T2">3) Release into Fedora ADD LIST HERE. Humands signs GIT take tells machines do this, they do it. </text:span><text:span text:style-name="T5">Machines take over automatic testing of programs. Composing intergrating, testing, with all combinations there are. Happens day in and out, biggest contribution bots make daily basis. </text:span></text:p>
      <text:p text:style-name="P7"><text:span text:style-name="T2">4) We’ve had humans say they’re pair programming with bots, before big releases. </text:span><text:span text:style-name="T5">Landed big changes that affected Cokpiut and how it interacted with the system, days before freeze, able tyo od this by handing off work to machines by aggressively, to test in hundreds of diff ways, catching bugs, just like a pair programmer sitting with you would do looking over your shoulder.</text:span></text:p>
      <text:p text:style-name="P8"><text:span text:style-name="T2">Lastly, machines interact with team in their work flow. We see machines opening issues. Machines solving issues, closing them, opening pull requests, code, testing those pull re</text:span><text:span text:style-name="T6">quest</text:span><text:span text:style-name="T2">s, looking for problems review. Sometimes we see it all together, one machine opens issue, another bot looks at issue and solves it. Opens a pull request, and then a horde of machines come and test that thing. Full story end to end. There are times after the weekend, you come back to work, and you see a whole bunch of pull requests open. Who did all this work? It’s all done by bots and machines, ready to be <text:s text:c="2"/>merged by a human.</text:span></text:p>
      <text:p text:style-name="P8"><text:span text:style-name="T2">Lastly, how do we know these are part of the tema? When the machines go down, the team stops. As if the team lost half it’s members. Team is not a functioning team anymore. </text:span></text:p>
      <text:p text:style-name="P8"><text:span text:style-name="T2"/></text:p>
      <text:p text:style-name="P9"><text:span text:style-name="T2">Now you may say, we use machines. I hope that you do. A lot of ppl use machines as tools, not team members. Not taking advantage of machines. Robert Solo once say, “ADD QUOTE”. I’m convinced this is the case. We’re using computers as tools in our hands, as communication devises, as ways to get work done, rather than handing off work to them.</text:span></text:p>
      <text:p text:style-name="P9"><text:span text:style-name="T2">We saw similar thing going on in Industrial Revolution. Steam engine heart of what drove advances in productivyt. Whole factories uilt around Steam engine. Line shaft. Things that need more poiwer cloesr to steam engine, less pwer farther. Engine ran all day things needed to be powered. </text:span></text:p>
      <text:p text:style-name="P9"><text:span text:style-name="T2">Electric mpotor came out, first reaction place the motor in the place of the seteam engine. Assumption we’d see massive change and benefit. </text:span><text:span text:style-name="T7">It took 20 or 30 years before ppl figured out the real way to use electric motors awas to place them in tiny machines on ppls work stations. Rearrange whole factory so that it could be laid out around product instead of power source. Peoples schedules coordinated around when to come to do their work, rather than around steam enging.e Everything changed took a lot of time tos ee the ben</text:span><text:span text:style-name="T8">e</text:span><text:span text:style-name="T7">fits of the electrive moytor in a factory. That’s where we are with machines and bots. </text:span></text:p>
      <text:p text:style-name="P10"><text:span text:style-name="T7">W</text:span><text:span text:style-name="T2">e’ve seen seen benefits, but not the massive productivity gains, and those are coming. How do we pull this off. I hope some have started to do this. Here’s what I believe </text:span><text:span text:style-name="T9">is fundamental ot pulling off this change, where teas are part compoised of humans and machines. Real cuyborg teams. </text:span></text:p>
      <text:p text:style-name="P11"><text:span text:style-name="T2"/></text:p>
      <text:p text:style-name="P11"><text:span text:style-name="T2">The laws of cyborg teams:</text:span></text:p>
      <text:p text:style-name="P11"><text:span text:style-name="T2">1) Any HUMAN must be able to change any bot, any macine as quickly as they would teach another hyman. Locations where code is stored for machines, bots must be as accessible as the project you’re working on. In cockpuit we store them in git repo. Everyone knows how to change bots, machines. When bot does something stupid or wrong, humans fix it, whether constructivly as a way of helping the team, or vindictively to teach bot, make it stop being dumb, crappy. [ADD EXAMPLE MAYBE]</text:span></text:p>
      <text:p text:style-name="P11"><text:soft-page-break/><text:span text:style-name="T2">#2 Machines must interacte with team and teams workflow and process. Doesn’t matter how bullshit process is, machines ar eamamzing at doing repetitive stuff over and over. Need to communicate with team as human would. </text:span></text:p>
      <text:p text:style-name="P11"><text:span text:style-name="T2">#3 </text:span><text:span text:style-name="T10">Any human must be able to impersonate machine, visa versa. </text:span></text:p>
      <text:p text:style-name="P11"><text:span text:style-name="T2"/></text:p>
      <text:p text:style-name="P12"><text:span text:style-name="T2"/></text:p>
      <text:p text:style-name="P13"><text:span text:style-name="T2"/></text:p>
      <text:p text:style-name="P13"><text:span text:style-name="T2">Tests are the soul of a robot</text:span></text:p>
      <text:p text:style-name="P14"><text:span text:style-name="T2"/></text:p>
      <text:p text:style-name="P13"><text:span text:style-name="T2"/></text:p>
      <text:p text:style-name="P13"><text:span text:style-name="T2">Tips from the Future</text:span></text:p>
      <text:p text:style-name="P13"><text:span text:style-name="T2"/></text:p>
      <text:p text:style-name="P13"><text:span text:style-name="T2">Organic </text:span><text:span text:style-name="T11">and distributed</text:span></text:p>
      <text:p text:style-name="P13"><text:span text:style-name="T2">* This makes it really easy to have changes deployed</text:span></text:p>
      <text:p text:style-name="P13"><text:span text:style-name="T2">* </text:span><text:span text:style-name="T11">Make the bots communicate the way humans do</text:span></text:p>
      <text:p text:style-name="P13"><text:span text:style-name="T2"/></text:p>
      <text:p text:style-name="P13"><text:span text:style-name="T2">Use containers and kubernetes</text:span></text:p>
      <text:p text:style-name="P13"><text:span text:style-name="T2">* Easy to scale out</text:span></text:p>
      <text:p text:style-name="P13"><text:span text:style-name="T2"/></text:p>
      <text:p text:style-name="P13"><text:span text:style-name="T2">Lets the bots talk to one another</text:span></text:p>
      <text:p text:style-name="P13"><text:span text:style-name="T2">* Communicate state from one to another. They carry their brain with them.</text:span></text:p>
      <text:p text:style-name="P13"><text:span text:style-name="T2"/></text:p>
      <text:p text:style-name="P13"><text:span text:style-name="T2">Machine Learning</text:span></text:p>
      <text:p text:style-name="P13"><text:span text:style-name="T2">* Have the bots watch the team</text:span></text:p>
      <text:p text:style-name="P13"><text:span text:style-name="T2"/></text:p>
      <text:p text:style-name="P13"><text:span text:style-name="T2">Test Flakes are Fuzzing</text:span></text:p>
      <text:p text:style-name="P13"><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Walter</meta:initial-creator>
    <meta:creation-date>2017-10-05T03:47:33.049922098</meta:creation-date>
    <meta:generator>LibreOffice/5.1.6.2.0$Linux_X86_64 LibreOffice_project/10$Build-2</meta:generator>
    <dc:date>2017-10-05T08:54:39.036465645</dc:date>
    <dc:creator>Stef Walter</dc:creator>
    <meta:editing-duration>PT2H3M9S</meta:editing-duration>
    <meta:editing-cycles>15</meta:editing-cycles>
    <meta:document-statistic meta:table-count="0" meta:image-count="0" meta:object-count="0" meta:page-count="3" meta:paragraph-count="45" meta:word-count="1449" meta:character-count="8306" meta:non-whitespace-character-count="6880"/>
  </office:meta>
</office:document-meta>
</file>